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3a45c" officeooo:paragraph-rsid="0013a45c" style:font-size-asian="28pt" style:font-size-complex="28pt"/>
    </style:style>
    <style:style style:name="P2" style:family="paragraph" style:parent-style-name="Standard">
      <style:text-properties fo:font-size="20pt" officeooo:rsid="0013a45c" officeooo:paragraph-rsid="0013a45c" style:font-size-asian="20pt" style:font-size-complex="20pt"/>
    </style:style>
    <style:style style:name="P3" style:family="paragraph" style:parent-style-name="Standard">
      <style:text-properties fo:font-size="20pt" officeooo:rsid="0013a45c" officeooo:paragraph-rsid="00141769" style:font-size-asian="20pt" style:font-size-complex="20pt"/>
    </style:style>
    <style:style style:name="P4" style:family="paragraph" style:parent-style-name="Standard">
      <style:text-properties fo:font-size="20pt" officeooo:rsid="0013a45c" officeooo:paragraph-rsid="0015468b" style:font-size-asian="20pt" style:font-size-complex="20pt"/>
    </style:style>
    <style:style style:name="P5" style:family="paragraph" style:parent-style-name="Standard">
      <style:text-properties fo:font-size="28pt" officeooo:rsid="00141769" officeooo:paragraph-rsid="00141769" style:font-size-asian="28pt" style:font-size-complex="28pt"/>
    </style:style>
    <style:style style:name="P6" style:family="paragraph" style:parent-style-name="Standard">
      <style:text-properties fo:font-size="20pt" officeooo:rsid="00141769" officeooo:paragraph-rsid="00141769" style:font-size-asian="17.5pt" style:font-size-complex="20pt"/>
    </style:style>
    <style:style style:name="P7" style:family="paragraph" style:parent-style-name="Standard">
      <style:text-properties fo:font-size="20pt" officeooo:rsid="00141769" officeooo:paragraph-rsid="00141769" style:font-size-asian="20pt" style:font-size-complex="20pt"/>
    </style:style>
    <style:style style:name="P8" style:family="paragraph" style:parent-style-name="Standard">
      <style:text-properties fo:font-size="20pt" officeooo:rsid="0015468b" officeooo:paragraph-rsid="0015468b" style:font-size-asian="20pt" style:font-size-complex="20pt"/>
    </style:style>
    <style:style style:name="T1" style:family="text">
      <style:text-properties officeooo:rsid="00141769"/>
    </style:style>
    <style:style style:name="T2" style:family="text">
      <style:text-properties officeooo:rsid="001546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2"/>
      <text:p text:style-name="P2">indef </text:p>
      <text:p text:style-name="P2"/>
      <text:p text:style-name="P2">Conceptos salariales: </text:p>
      <text:p text:style-name="P2"/>
      <text:p text:style-name="P2">◦ Salario base: 1.200€ /mes </text:p>
      <text:p text:style-name="P2">◦ Plus de peligrosidad: 25€ /mes </text:p>
      <text:p text:style-name="P2"/>
      <text:p text:style-name="P2">◦ Percibe 2 pagas extras al año, a cobrar en julio y diciembre, cada una por importe de un salario base y plus de peligrosidad </text:p>
      <text:p text:style-name="P2"/>
      <text:p text:style-name="P2">p<text:span text:style-name="T1">g</text:span>Ex=1225/6=204,17</text:p>
      <text:p text:style-name="P2"/>
      <text:p text:style-name="P2">Devengos (A) </text:p>
      <text:p text:style-name="P2">Salario base: 1.200€ /mes </text:p>
      <text:p text:style-name="P2">Plus de peligrosidad: 25€ /mes </text:p>
      <text:p text:style-name="P2"/>
      <text:p text:style-name="P2">A=1200+25=1225</text:p>
      <text:p text:style-name="P2"/>
      <text:p text:style-name="P2"/>
      <text:p text:style-name="P2"/>
      <text:p text:style-name="P2">Bases de cotización</text:p>
      <text:p text:style-name="P2"/>
      <text:p text:style-name="P3">Bc= <text:span text:style-name="T1">Sb+plus</text:span>+ pgEx=1429,17</text:p>
      <text:p text:style-name="P2"/>
      <text:p text:style-name="P2">Bcp=Bc+p<text:span text:style-name="T1">He</text:span>x=1429,17</text:p>
      <text:p text:style-name="P2"/>
      <text:p text:style-name="P2"/>
      <text:p text:style-name="P2"/>
      <text:p text:style-name="P2"><text:soft-page-break/>Deducciones (B) </text:p>
      <text:p text:style-name="P2"/>
      <text:p text:style-name="P4">contingencia<text:span text:style-name="T2">s</text:span> com<text:span text:style-name="T2">u</text:span>n<text:span text:style-name="T2">es</text:span>(Bc)</text:p>
      <text:p text:style-name="P2"/>
      <text:p text:style-name="P2"/>
      <text:p text:style-name="P2">4.70%=67,17</text:p>
      <text:p text:style-name="P2">0,15%=2,14</text:p>
      <text:p text:style-name="P2"/>
      <text:p text:style-name="P2">Con<text:span text:style-name="T1">t</text:span>inge<text:span text:style-name="T1">nc</text:span>ia<text:span text:style-name="T1">s</text:span> profesional<text:span text:style-name="T1">es</text:span>(Bcp)</text:p>
      <text:p text:style-name="P2"/>
      <text:p text:style-name="P2"/>
      <text:p text:style-name="P2">0,10%=1,43</text:p>
      <text:p text:style-name="P2">1,55%=22,15</text:p>
      <text:p text:style-name="P2"/>
      <text:p text:style-name="P2"/>
      <text:p text:style-name="P2">B=92,89</text:p>
      <text:p text:style-name="P2"/>
      <text:p text:style-name="P2"/>
      <text:p text:style-name="P2">Líquido total a percibir </text:p>
      <text:p text:style-name="P2"/>
      <text:p text:style-name="P2">A-B=1.132,11</text:p>
      <text:p text:style-name="P2"/>
      <text:p text:style-name="P5">Ejercicio 2</text:p>
      <text:p text:style-name="P6"/>
      <text:p text:style-name="P3">Conceptos salariales: </text:p>
      <text:p text:style-name="P3"/>
      <text:p text:style-name="P3">Contrato temporal</text:p>
      <text:p text:style-name="P3">◦ Salario base: 1.020€ /mes</text:p>
      <text:p text:style-name="P3">◦ Plus de disponibilidad 50€/mes </text:p>
      <text:p text:style-name="P3"><text:soft-page-break/>◦ Horas extra “normales”: ha realizado 3 horas extra. Según el convenio colectivo aplicable, cad hora extra se paga a 15€ </text:p>
      <text:p text:style-name="P3">◦ Percibe 2 pagas extras al año, prorrateadas, cada una por importe de un salario base </text:p>
      <text:p text:style-name="P3"/>
      <text:p text:style-name="P3">p<text:span text:style-name="T1">g</text:span>Ex=1225/6=204,17</text:p>
      <text:p text:style-name="P3"/>
      <text:p text:style-name="P3">Devengos (A) </text:p>
      <text:p text:style-name="P3">Salario base: 1.020€ /mes</text:p>
      <text:p text:style-name="P3">Plus de disponibilidad 50€/mes </text:p>
      <text:p text:style-name="P3"/>
      <text:p text:style-name="P3">Horas extra “normales”: ha realizado 3 horas extra. Según el convenio colectivo aplicable, cad hora extra se paga a 15€ </text:p>
      <text:p text:style-name="P7">pHex=45</text:p>
      <text:p text:style-name="P7"/>
      <text:p text:style-name="P3">Percibe 2 pagas extras al año, prorrateadas, cada una por importe de un salario base <text:span text:style-name="T1">=1020/6</text:span></text:p>
      <text:p text:style-name="P7">pgEx=170</text:p>
      <text:p text:style-name="P3"/>
      <text:p text:style-name="P3"/>
      <text:p text:style-name="P3">A=<text:span text:style-name="T1">1285</text:span></text:p>
      <text:p text:style-name="P3"/>
      <text:p text:style-name="P3"/>
      <text:p text:style-name="P3">Bases de cotización</text:p>
      <text:p text:style-name="P3"/>
      <text:p text:style-name="P3">Bc= <text:span text:style-name="T1">Sb+plus</text:span>+ pgEx=1<text:span text:style-name="T1">240</text:span></text:p>
      <text:p text:style-name="P3"/>
      <text:p text:style-name="P3">Bcp=Bc+p<text:span text:style-name="T1">H</text:span>ex=<text:span text:style-name="T1">1285</text:span></text:p>
      <text:p text:style-name="P3"/>
      <text:p text:style-name="P7"><text:soft-page-break/>Bhex=pHex=45</text:p>
      <text:p text:style-name="P3"/>
      <text:p text:style-name="P3">Deducciones (B) </text:p>
      <text:p text:style-name="P3"/>
      <text:p text:style-name="P4">contingencia<text:span text:style-name="T2">s</text:span> com<text:span text:style-name="T2">u</text:span>n<text:span text:style-name="T2">es</text:span>(Bc)</text:p>
      <text:p text:style-name="P3"/>
      <text:p text:style-name="P3"/>
      <text:p text:style-name="P3">4.70%=<text:span text:style-name="T1">58,28</text:span></text:p>
      <text:p text:style-name="P3">0,15%=<text:span text:style-name="T1">1,86</text:span></text:p>
      <text:p text:style-name="P3"/>
      <text:p text:style-name="P4">Con<text:span text:style-name="T1">t</text:span>inge<text:span text:style-name="T1">nc</text:span>ia<text:span text:style-name="T1">s</text:span> profesional<text:span text:style-name="T1">es</text:span>(Bcp)</text:p>
      <text:p text:style-name="P3"/>
      <text:p text:style-name="P3"/>
      <text:p text:style-name="P3">0,10%=<text:span text:style-name="T1">1,29</text:span></text:p>
      <text:p text:style-name="P3">1,<text:span text:style-name="T1">60</text:span>%=<text:span text:style-name="T1">20,56</text:span></text:p>
      <text:p text:style-name="P3"/>
      <text:p text:style-name="P7">Horas extra<text:span text:style-name="T2">ordinarias(Bhex)</text:span></text:p>
      <text:p text:style-name="P7"/>
      <text:p text:style-name="P8">4,70%=2,12</text:p>
      <text:p text:style-name="P7"/>
      <text:p text:style-name="P7"/>
      <text:p text:style-name="P3">B=<text:span text:style-name="T2">84,11</text:span></text:p>
      <text:p text:style-name="P3"/>
      <text:p text:style-name="P3"/>
      <text:p text:style-name="P3">Líquido total a percibir </text:p>
      <text:p text:style-name="P3"/>
      <text:p text:style-name="P3">A-B=<text:span text:style-name="T2">1200,89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8T14:48:43.620293900</meta:creation-date>
    <dc:date>2026-02-08T15:15:48.706303600</dc:date>
    <meta:editing-duration>PT5M29S</meta:editing-duration>
    <meta:editing-cycles>1</meta:editing-cycles>
    <meta:document-statistic meta:table-count="0" meta:image-count="0" meta:object-count="0" meta:page-count="4" meta:paragraph-count="56" meta:word-count="207" meta:character-count="1454" meta:non-whitespace-character-count="1284"/>
    <meta:generator>LibreOffice/25.8.3.2$Windows_X86_64 LibreOffice_project/8ca8d55c161d602844f5428fa4b58097424e324e</meta:generator>
  </office:meta>
</office:document-meta>
</file>